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6618in"/>
    </style:style>
    <style:style style:name="co2" style:family="table-column">
      <style:table-column-properties fo:break-before="auto" style:column-width="2.1902in"/>
    </style:style>
    <style:style style:name="co3" style:family="table-column">
      <style:table-column-properties fo:break-before="auto" style:column-width="2.2118in"/>
    </style:style>
    <style:style style:name="co4" style:family="table-column">
      <style:table-column-properties fo:break-before="auto" style:column-width="1.300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9866in"/>
    </style:style>
    <style:style style:name="co7" style:family="table-column">
      <style:table-column-properties fo:break-before="auto" style:column-width="2.7047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1.8689in"/>
    </style:style>
    <style:style style:name="co10" style:family="table-column">
      <style:table-column-properties fo:break-before="auto" style:column-width="1.1075in"/>
    </style:style>
    <style:style style:name="co11" style:family="table-column">
      <style:table-column-properties fo:break-before="auto" style:column-width="2.8016in"/>
    </style:style>
    <style:style style:name="co12" style:family="table-column">
      <style:table-column-properties fo:break-before="auto" style:column-width="0.5929in"/>
    </style:style>
    <style:style style:name="co13" style:family="table-column">
      <style:table-column-properties fo:break-before="auto" style:column-width="0.7752in"/>
    </style:style>
    <style:style style:name="co14" style:family="table-column">
      <style:table-column-properties fo:break-before="auto" style:column-width="0.8283in"/>
    </style:style>
    <style:style style:name="co15" style:family="table-column">
      <style:table-column-properties fo:break-before="auto" style:column-width="1.6972in"/>
    </style:style>
    <style:style style:name="co16" style:family="table-column">
      <style:table-column-properties fo:break-before="auto" style:column-width="0.4217in"/>
    </style:style>
    <style:style style:name="co17" style:family="table-column">
      <style:table-column-properties fo:break-before="auto" style:column-width="1.4075in"/>
    </style:style>
    <style:style style:name="co18" style:family="table-column">
      <style:table-column-properties fo:break-before="auto" style:column-width="4.95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GBIF_Not_Know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English</text:p>
          </table:table-cell>
          <table:table-cell table:style-name="Default" office:value-type="string" calcext:value-type="string">
            <text:p>Scientif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</text:p>
          </table:table-cell>
        </table:table-row>
        <table:table-row table:style-name="ro2">
          <table:table-cell office:value-type="string" calcext:value-type="string">
            <text:p>Snow Goose</text:p>
          </table:table-cell>
          <table:table-cell office:value-type="string" calcext:value-type="string">
            <text:p>Anser caerulesce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-breasted Merganser</text:p>
          </table:table-cell>
          <table:table-cell office:value-type="string" calcext:value-type="string">
            <text:p>Mergus serra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y Partridge</text:p>
          </table:table-cell>
          <table:table-cell office:value-type="string" calcext:value-type="string">
            <text:p>Perdix perdix</text:p>
          </table:table-cell>
          <table:table-cell office:value-type="string" calcext:value-type="string">
            <text:p>Former introduced may have bred</text:p>
          </table:table-cell>
          <table:table-cell/>
        </table:table-row>
        <table:table-row table:style-name="ro2">
          <table:table-cell office:value-type="string" calcext:value-type="string">
            <text:p>Rock Pigeon</text:p>
          </table:table-cell>
          <table:table-cell office:value-type="string" calcext:value-type="string">
            <text:p>Columba liv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ooping Crane</text:p>
          </table:table-cell>
          <table:table-cell office:value-type="string" calcext:value-type="string">
            <text:p>Grus america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mipalmated Plover</text:p>
          </table:table-cell>
          <table:table-cell office:value-type="string" calcext:value-type="string">
            <text:p>Charadrius semipalmat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ilt Sandpiper</text:p>
          </table:table-cell>
          <table:table-cell office:value-type="string" calcext:value-type="string">
            <text:p>Calidris himantopus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Baird's Sandpiper</text:p>
          </table:table-cell>
          <table:table-cell office:value-type="string" calcext:value-type="string">
            <text:p>Calidris bairdi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ite-rumped Sandpiper</text:p>
          </table:table-cell>
          <table:table-cell office:value-type="string" calcext:value-type="string">
            <text:p>Calidris fuscicoll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-breasted Sandpiper</text:p>
          </table:table-cell>
          <table:table-cell office:value-type="string" calcext:value-type="string">
            <text:p>Calidris subruficoll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ctoral Sandpiper</text:p>
          </table:table-cell>
          <table:table-cell office:value-type="string" calcext:value-type="string">
            <text:p>Calidris melanot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mipalmated Sandpiper</text:p>
          </table:table-cell>
          <table:table-cell office:value-type="string" calcext:value-type="string">
            <text:p>Calidris pusill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Sandpiper</text:p>
          </table:table-cell>
          <table:table-cell office:value-type="string" calcext:value-type="string">
            <text:p>Calidris maur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witcher sp.</text:p>
          </table:table-cell>
          <table:table-cell office:value-type="string" calcext:value-type="string">
            <text:p>Limnodromus sp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son's Phalarope</text:p>
          </table:table-cell>
          <table:table-cell office:value-type="string" calcext:value-type="string">
            <text:p>Phalaropus tri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itary Sandpiper</text:p>
          </table:table-cell>
          <table:table-cell office:value-type="string" calcext:value-type="string">
            <text:p>Tringa solitar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sser Yellowlegs</text:p>
          </table:table-cell>
          <table:table-cell office:value-type="string" calcext:value-type="string">
            <text:p>Tringa flavip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anklin's Gull</text:p>
          </table:table-cell>
          <table:table-cell office:value-type="string" calcext:value-type="string">
            <text:p>Leucophaeus pipixc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ast Tern</text:p>
          </table:table-cell>
          <table:table-cell office:value-type="string" calcext:value-type="string">
            <text:p>Sternula antillaru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Loon</text:p>
          </table:table-cell>
          <table:table-cell office:value-type="string" calcext:value-type="string">
            <text:p>Gavia imm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-crowned Night-Heron</text:p>
          </table:table-cell>
          <table:table-cell office:value-type="string" calcext:value-type="string">
            <text:p>Nycticorax nycticora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at Egret</text:p>
          </table:table-cell>
          <table:table-cell office:value-type="string" calcext:value-type="string">
            <text:p>Ardea alb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erican [Northern] Goshawk</text:p>
          </table:table-cell>
          <table:table-cell office:value-type="string" calcext:value-type="string">
            <text:p>Accipiter [gentilis] atricapill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-eared Owl</text:p>
          </table:table-cell>
          <table:table-cell office:value-type="string" calcext:value-type="string">
            <text:p>Asio otus</text:p>
          </table:table-cell>
          <table:table-cell office:value-type="string" calcext:value-type="string">
            <text:p>Occasional Breeder</text:p>
          </table:table-cell>
          <table:table-cell/>
        </table:table-row>
        <table:table-row table:style-name="ro2">
          <table:table-cell office:value-type="string" calcext:value-type="string">
            <text:p>Short-eared Owl</text:p>
          </table:table-cell>
          <table:table-cell office:value-type="string" calcext:value-type="string">
            <text:p>Asio flamme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egrine Falcon</text:p>
          </table:table-cell>
          <table:table-cell office:value-type="string" calcext:value-type="string">
            <text:p>Falco peregrin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live-sided Flycatcher</text:p>
          </table:table-cell>
          <table:table-cell office:value-type="string" calcext:value-type="string">
            <text:p>Contopus cooper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ellow-bellied Flycatcher</text:p>
          </table:table-cell>
          <table:table-cell office:value-type="string" calcext:value-type="string">
            <text:p>Empidonax flaviventr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issor-tailed Flycatcher</text:p>
          </table:table-cell>
          <table:table-cell office:value-type="string" calcext:value-type="string">
            <text:p>Tyrannus forficat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-headed Vireo</text:p>
          </table:table-cell>
          <table:table-cell office:value-type="string" calcext:value-type="string">
            <text:p>Vireo solitarius</text:p>
          </table:table-cell>
          <table:table-cell table:style-name="ce1"/>
          <table:table-cell/>
        </table:table-row>
        <table:table-row table:style-name="ro2">
          <table:table-cell office:value-type="string" calcext:value-type="string">
            <text:p>Pinyon Jay</text:p>
          </table:table-cell>
          <table:table-cell office:value-type="string" calcext:value-type="string">
            <text:p>Gymnorhinus cyanocephal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rk's Nutcracker</text:p>
          </table:table-cell>
          <table:table-cell office:value-type="string" calcext:value-type="string">
            <text:p>Nucifraga columbia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hemian Waxwing</text:p>
          </table:table-cell>
          <table:table-cell office:value-type="string" calcext:value-type="string">
            <text:p>Bombycilla garrul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k Wren</text:p>
          </table:table-cell>
          <table:table-cell office:value-type="string" calcext:value-type="string">
            <text:p>Salpinctes obsolet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Wren</text:p>
          </table:table-cell>
          <table:table-cell office:value-type="string" calcext:value-type="string">
            <text:p>Troglodytes hiemal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thern Mockingbird</text:p>
          </table:table-cell>
          <table:table-cell office:value-type="string" calcext:value-type="string">
            <text:p>Mimus polyglottos</text:p>
          </table:table-cell>
          <table:table-cell table:style-name="ce1"/>
          <table:table-cell/>
        </table:table-row>
        <table:table-row table:style-name="ro2">
          <table:table-cell office:value-type="string" calcext:value-type="string">
            <text:p>Gray-cheeked Thrush</text:p>
          </table:table-cell>
          <table:table-cell office:value-type="string" calcext:value-type="string">
            <text:p>Catharus minim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ery</text:p>
          </table:table-cell>
          <table:table-cell office:value-type="string" calcext:value-type="string">
            <text:p>Catharus fuscesce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ague's Pipit</text:p>
          </table:table-cell>
          <table:table-cell office:value-type="string" calcext:value-type="string">
            <text:p>Anthus spraguei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Grosbeak</text:p>
          </table:table-cell>
          <table:table-cell office:value-type="string" calcext:value-type="string">
            <text:p>Pinicola enuclea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ssin's Finch</text:p>
          </table:table-cell>
          <table:table-cell office:value-type="string" calcext:value-type="string">
            <text:p>Haemorhous cassini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Redpoll</text:p>
          </table:table-cell>
          <table:table-cell office:value-type="string" calcext:value-type="string">
            <text:p>Acanthis flammea</text:p>
          </table:table-cell>
          <table:table-cell table:style-name="ce1"/>
          <table:table-cell/>
        </table:table-row>
        <table:table-row table:style-name="ro2">
          <table:table-cell office:value-type="string" calcext:value-type="string">
            <text:p>White-winged [Two-barred] Crossbill</text:p>
          </table:table-cell>
          <table:table-cell office:value-type="string" calcext:value-type="string">
            <text:p>Loxia leucopte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[Red] Fox Sparrow</text:p>
          </table:table-cell>
          <table:table-cell office:value-type="string" calcext:value-type="string">
            <text:p>Passerella iliac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ite-winged Junco</text:p>
          </table:table-cell>
          <table:table-cell office:value-type="string" calcext:value-type="string">
            <text:p>Junco hyemalis aikeni</text:p>
          </table:table-cell>
          <table:table-cell/>
          <table:table-cell office:value-type="string" calcext:value-type="string">
            <text:p>SSP</text:p>
          </table:table-cell>
        </table:table-row>
        <table:table-row table:style-name="ro2">
          <table:table-cell office:value-type="string" calcext:value-type="string">
            <text:p>Golden-crowned Sparrow</text:p>
          </table:table-cell>
          <table:table-cell office:value-type="string" calcext:value-type="string">
            <text:p>Zonotrichia atricapilla</text:p>
          </table:table-cell>
          <table:table-cell table:style-name="ce1"/>
          <table:table-cell/>
        </table:table-row>
        <table:table-row table:style-name="ro2">
          <table:table-cell office:value-type="string" calcext:value-type="string">
            <text:p>LeConte's Sparrow</text:p>
          </table:table-cell>
          <table:table-cell office:value-type="string" calcext:value-type="string">
            <text:p>Ammospiza lecontei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ock's Oriole</text:p>
          </table:table-cell>
          <table:table-cell office:value-type="string" calcext:value-type="string">
            <text:p>Icterus bullocki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sty Blackbird</text:p>
          </table:table-cell>
          <table:table-cell office:value-type="string" calcext:value-type="string">
            <text:p>Euphagus carolin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thern Waterthrush</text:p>
          </table:table-cell>
          <table:table-cell office:value-type="string" calcext:value-type="string">
            <text:p>Parkesia noveboracens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-winged Warbler</text:p>
          </table:table-cell>
          <table:table-cell office:value-type="string" calcext:value-type="string">
            <text:p>Vermivora cyanopte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necticut Warbler</text:p>
          </table:table-cell>
          <table:table-cell office:value-type="string" calcext:value-type="string">
            <text:p>Oporornis agil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pe May Warbler</text:p>
          </table:table-cell>
          <table:table-cell office:value-type="string" calcext:value-type="string">
            <text:p>Setophaga tigri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thern Parula</text:p>
          </table:table-cell>
          <table:table-cell office:value-type="string" calcext:value-type="string">
            <text:p>Setophaga america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urnian Warbler</text:p>
          </table:table-cell>
          <table:table-cell office:value-type="string" calcext:value-type="string">
            <text:p>Setophaga fusc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m Warbler</text:p>
          </table:table-cell>
          <table:table-cell office:value-type="string" calcext:value-type="string">
            <text:p>Setophaga palmaru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Warbler</text:p>
          </table:table-cell>
          <table:table-cell office:value-type="string" calcext:value-type="string">
            <text:p>Setophaga pin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dubon's Warbler</text:p>
          </table:table-cell>
          <table:table-cell office:value-type="string" calcext:value-type="string">
            <text:p>Setophaga audubon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wnsend's Warbler</text:p>
          </table:table-cell>
          <table:table-cell office:value-type="string" calcext:value-type="string">
            <text:p>Setophaga townsend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-throated Green Warbler</text:p>
          </table:table-cell>
          <table:table-cell office:value-type="string" calcext:value-type="string">
            <text:p>Setophaga vire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nada Warbler</text:p>
          </table:table-cell>
          <table:table-cell office:value-type="string" calcext:value-type="string">
            <text:p>Cardellina canadens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mmer Tanager</text:p>
          </table:table-cell>
          <table:table-cell office:value-type="string" calcext:value-type="string">
            <text:p>Piranga rub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arlet Tanager</text:p>
          </table:table-cell>
          <table:table-cell office:value-type="string" calcext:value-type="string">
            <text:p>Piranga olivacea</text:p>
          </table:table-cell>
          <table:table-cell office:value-type="string" calcext:value-type="string">
            <text:p>Occasional Breeder</text:p>
          </table:table-cell>
          <table:table-cell/>
        </table:table-row>
        <table:table-row table:style-name="ro2">
          <table:table-cell office:value-type="string" calcext:value-type="string">
            <text:p>Western Tanager</text:p>
          </table:table-cell>
          <table:table-cell office:value-type="string" calcext:value-type="string">
            <text:p>Piranga ludoviciana</text:p>
          </table:table-cell>
          <table:table-cell table:number-columns-repeated="2"/>
        </table:table-row>
      </table:table>
      <table:table table:name="GBIF_New" table:style-name="ta1">
        <office:forms form:automatic-focus="false" form:apply-design-mode="false"/>
        <table:table-column table:style-name="co6" table:default-cell-style-name="ce4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English</text:p>
          </table:table-cell>
          <table:table-cell table:style-name="Default" office:value-type="string" calcext:value-type="string">
            <text:p>Scientifi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ackling Goose</text:p>
          </table:table-cell>
          <table:table-cell office:value-type="string" calcext:value-type="string">
            <text:p>Branta hutchinsii</text:p>
          </table:table-cell>
          <table:table-cell office:value-type="string" calcext:value-type="string">
            <text:p>Taxonomic change</text:p>
          </table:table-cell>
          <table:table-cell/>
        </table:table-row>
        <table:table-row table:style-name="ro2">
          <table:table-cell office:value-type="string" calcext:value-type="string">
            <text:p>Trumpeter Swan</text:p>
          </table:table-cell>
          <table:table-cell office:value-type="string" calcext:value-type="string">
            <text:p>Cygnus buccinator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2">
          <table:table-cell office:value-type="string" calcext:value-type="string">
            <text:p>Redhead</text:p>
          </table:table-cell>
          <table:table-cell office:value-type="string" calcext:value-type="string">
            <text:p>Aythya americana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2">
          <table:table-cell office:value-type="string" calcext:value-type="string">
            <text:p>Ring-necked Duck</text:p>
          </table:table-cell>
          <table:table-cell office:value-type="string" calcext:value-type="string">
            <text:p>Aythya collaris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2">
          <table:table-cell office:value-type="string" calcext:value-type="string">
            <text:p>Greater Scaup</text:p>
          </table:table-cell>
          <table:table-cell office:value-type="string" calcext:value-type="string">
            <text:p>Aythya marila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2">
          <table:table-cell office:value-type="string" calcext:value-type="string">
            <text:p>Common Goldeneye</text:p>
          </table:table-cell>
          <table:table-cell office:value-type="string" calcext:value-type="string">
            <text:p>Bucephala clangula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2">
          <table:table-cell office:value-type="string" calcext:value-type="string">
            <text:p>Eastern Whip-poor-will</text:p>
          </table:table-cell>
          <table:table-cell office:value-type="string" calcext:value-type="string">
            <text:p>Antrostomus vociferus</text:p>
          </table:table-cell>
          <table:table-cell table:style-name="ce1" office:value-type="string" calcext:value-type="string">
            <text:p>Occasional breeder?</text:p>
          </table:table-cell>
          <table:table-cell/>
        </table:table-row>
        <table:table-row table:style-name="ro2">
          <table:table-cell office:value-type="string" calcext:value-type="string">
            <text:p>Eurasian Collared-Dove</text:p>
          </table:table-cell>
          <table:table-cell office:value-type="string" calcext:value-type="string">
            <text:p>Streptopelia decaocto</text:p>
          </table:table-cell>
          <table:table-cell table:style-name="ce1" office:value-type="string" calcext:value-type="string">
            <text:p>Breeder</text:p>
          </table:table-cell>
          <table:table-cell/>
        </table:table-row>
        <table:table-row table:style-name="ro2">
          <table:table-cell office:value-type="string" calcext:value-type="string">
            <text:p>American Golden Plover</text:p>
          </table:table-cell>
          <table:table-cell office:value-type="string" calcext:value-type="string">
            <text:p>Pluvialis dominica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2">
          <table:table-cell office:value-type="string" calcext:value-type="string">
            <text:p>Blue-gray Gnatcatcher</text:p>
          </table:table-cell>
          <table:table-cell office:value-type="string" calcext:value-type="string">
            <text:p>Polioptila caerulea</text:p>
          </table:table-cell>
          <table:table-cell table:style-name="ce7" office:value-type="string" calcext:value-type="string">
            <text:p>Migrant</text:p>
          </table:table-cell>
          <table:table-cell/>
        </table:table-row>
        <table:table-row table:style-name="ro2">
          <table:table-cell office:value-type="string" calcext:value-type="string">
            <text:p>Pygmy Nuthatch</text:p>
          </table:table-cell>
          <table:table-cell office:value-type="string" calcext:value-type="string">
            <text:p>Sitta pygmaea</text:p>
          </table:table-cell>
          <table:table-cell table:style-name="ce1" office:value-type="string" calcext:value-type="string">
            <text:p>Breeder</text:p>
          </table:table-cell>
          <table:table-cell/>
        </table:table-row>
        <table:table-row table:style-name="ro2">
          <table:table-cell office:value-type="string" calcext:value-type="string">
            <text:p>Cassiar Junco</text:p>
          </table:table-cell>
          <table:table-cell office:value-type="string" calcext:value-type="string">
            <text:p>Junco hyemalis cismontanus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2">
          <table:table-cell office:value-type="string" calcext:value-type="string">
            <text:p>Slate-colored/Cassiar Junco</text:p>
          </table:table-cell>
          <table:table-cell office:value-type="string" calcext:value-type="string">
            <text:p>Junco hyemalis hyemalis/cismontanus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2">
          <table:table-cell office:value-type="string" calcext:value-type="string">
            <text:p>Eastern Towhee</text:p>
          </table:table-cell>
          <table:table-cell office:value-type="string" calcext:value-type="string">
            <text:p>Pipilo erythrophthalmus</text:p>
          </table:table-cell>
          <table:table-cell table:style-name="ce1" office:value-type="string" calcext:value-type="string">
            <text:p>Occasional breeder?</text:p>
          </table:table-cell>
          <table:table-cell/>
        </table:table-row>
        <table:table-row table:style-name="ro2">
          <table:table-cell office:value-type="string" calcext:value-type="string">
            <text:p>Spotted x Eastern Towhee</text:p>
          </table:table-cell>
          <table:table-cell office:value-type="string" calcext:value-type="string">
            <text:p>Pipilo maculatus x erythrophthalmus</text:p>
          </table:table-cell>
          <table:table-cell table:style-name="ce1" office:value-type="string" calcext:value-type="string">
            <text:p>Occasional breeder?</text:p>
          </table:table-cell>
          <table:table-cell/>
        </table:table-row>
        <table:table-row table:style-name="ro2">
          <table:table-cell office:value-type="string" calcext:value-type="string">
            <text:p>Great-tailed Grackle</text:p>
          </table:table-cell>
          <table:table-cell office:value-type="string" calcext:value-type="string">
            <text:p>Quiscalus mexicanus</text:p>
          </table:table-cell>
          <table:table-cell office:value-type="string" calcext:value-type="string">
            <text:p>Migrant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13 new species</text:p>
          </table:table-cell>
          <table:table-cell table:style-name="Default" office:value-type="string" calcext:value-type="string">
            <text:p>16 new taxa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-3 for ssp</text:p>
          </table:table-cell>
          <table:table-cell table:style-name="Default" office:value-type="string" calcext:value-type="string">
            <text:p>4 new breeding taxa since Bray</text:p>
          </table:table-cell>
          <table:table-cell table:number-columns-repeated="2"/>
        </table:table-row>
      </table:table>
      <table:table table:name="OtherForest_NotBessey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cientific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/>
          <table:table-cell office:value-type="string" calcext:value-type="string">
            <text:p>Lophodytes cucullat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echmophorus occidental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mosa fedo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mnodromus scolopace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ulcus ib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carius ornat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ucaea cassini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mantopus mexica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nga semipalm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egadis falcinell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ne sub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atula cyanopte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echmophorus clarki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eronautes saxatal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asphorus ruf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asphorus platycerc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alaropus lobat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bo scandiac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ix va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hyrapicus nuchal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coides dorsal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idonax hammondi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idonax wrighti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idonax oberholser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idonax occidental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yrannus vocifer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eo cassini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eo plumbe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chycineta thalass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oglodytes pacific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xostoma curvirost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eoscoptes monta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alia sialis x currucoid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ucosticte tephrocot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nus psalt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hynchophanes mccowni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zella brewer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ntronyx bairdi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pilo chlorur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iothlypis virginia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othlypis tolmie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ophaga caerulesce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eucticus ludovicianus x melanocephal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erina amoena x cyanea</text:p>
          </table:table-cell>
          <table:table-cell/>
        </table:table-row>
        <table:table-row table:style-name="ro1" table:number-rows-repeated="33">
          <table:table-cell/>
          <table:table-cell table:style-name="ce2"/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  <table:table-row table:style-name="ro1">
          <table:table-cell/>
          <table:table-cell table:style-name="ce2"/>
          <table:table-cell/>
        </table:table-row>
      </table:table>
      <table:table table:name="Bessey_NotWest" table:style-name="ta1">
        <office:forms form:automatic-focus="false" form:apply-design-mode="false"/>
        <table:table-column table:style-name="co5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utorides virescens</text:p>
          </table:table-cell>
        </table:table-row>
        <table:table-row table:style-name="ro1">
          <table:table-cell/>
          <table:table-cell office:value-type="string" calcext:value-type="string">
            <text:p>Coccyzus erythropthalmus</text:p>
          </table:table-cell>
        </table:table-row>
        <table:table-row table:style-name="ro1">
          <table:table-cell/>
          <table:table-cell office:value-type="string" calcext:value-type="string">
            <text:p>Anser albifrons</text:p>
          </table:table-cell>
        </table:table-row>
        <table:table-row table:style-name="ro1">
          <table:table-cell/>
          <table:table-cell office:value-type="string" calcext:value-type="string">
            <text:p>Vireo flavifrons</text:p>
          </table:table-cell>
        </table:table-row>
        <table:table-row table:style-name="ro1">
          <table:table-cell/>
          <table:table-cell office:value-type="string" calcext:value-type="string">
            <text:p>Setophaga castanea</text:p>
          </table:table-cell>
        </table:table-row>
        <table:table-row table:style-name="ro1">
          <table:table-cell/>
          <table:table-cell office:value-type="string" calcext:value-type="string">
            <text:p>Geothlypis philadelphia</text:p>
          </table:table-cell>
        </table:table-row>
        <table:table-row table:style-name="ro1">
          <table:table-cell/>
          <table:table-cell office:value-type="string" calcext:value-type="string">
            <text:p>Hylocichla mustelina</text:p>
          </table:table-cell>
        </table:table-row>
        <table:table-row table:style-name="ro1">
          <table:table-cell/>
          <table:table-cell office:value-type="string" calcext:value-type="string">
            <text:p>Setophaga citrina</text:p>
          </table:table-cell>
        </table:table-row>
        <table:table-row table:style-name="ro1">
          <table:table-cell/>
          <table:table-cell office:value-type="string" calcext:value-type="string">
            <text:p>Antrostomus vociferus</text:p>
          </table:table-cell>
        </table:table-row>
        <table:table-row table:style-name="ro1">
          <table:table-cell/>
          <table:table-cell office:value-type="string" calcext:value-type="string">
            <text:p>Pluvialis dominica</text:p>
          </table:table-cell>
        </table:table-row>
        <table:table-row table:style-name="ro1">
          <table:table-cell/>
          <table:table-cell office:value-type="string" calcext:value-type="string">
            <text:p>Pipilo erythrophthalmus</text:p>
          </table:table-cell>
        </table:table-row>
        <table:table-row table:style-name="ro1">
          <table:table-cell/>
          <table:table-cell office:value-type="string" calcext:value-type="string">
            <text:p>Pipilo maculatus x erythrophthalmus</text:p>
          </table:table-cell>
        </table:table-row>
        <table:table-row table:style-name="ro1">
          <table:table-cell/>
          <table:table-cell office:value-type="string" calcext:value-type="string">
            <text:p>Calidris subruficollis</text:p>
          </table:table-cell>
        </table:table-row>
        <table:table-row table:style-name="ro1">
          <table:table-cell/>
          <table:table-cell office:value-type="string" calcext:value-type="string">
            <text:p>Euphagus carolinus</text:p>
          </table:table-cell>
        </table:table-row>
        <table:table-row table:style-name="ro1">
          <table:table-cell/>
          <table:table-cell office:value-type="string" calcext:value-type="string">
            <text:p>Bombycilla garrulus</text:p>
          </table:table-cell>
        </table:table-row>
        <table:table-row table:style-name="ro1">
          <table:table-cell/>
          <table:table-cell office:value-type="string" calcext:value-type="string">
            <text:p>Setophaga americana</text:p>
          </table:table-cell>
        </table:table-row>
        <table:table-row table:style-name="ro1">
          <table:table-cell/>
          <table:table-cell office:value-type="string" calcext:value-type="string">
            <text:p>Tyrannus forficatus</text:p>
          </table:table-cell>
        </table:table-row>
        <table:table-row table:style-name="ro1">
          <table:table-cell/>
          <table:table-cell office:value-type="string" calcext:value-type="string">
            <text:p>Mergus serrator</text:p>
          </table:table-cell>
        </table:table-row>
        <table:table-row table:style-name="ro1">
          <table:table-cell/>
          <table:table-cell office:value-type="string" calcext:value-type="string">
            <text:p>Perdix perdix</text:p>
          </table:table-cell>
        </table:table-row>
        <table:table-row table:style-name="ro1">
          <table:table-cell/>
          <table:table-cell office:value-type="string" calcext:value-type="string">
            <text:p>Grus americana</text:p>
          </table:table-cell>
        </table:table-row>
        <table:table-row table:style-name="ro1">
          <table:table-cell/>
          <table:table-cell office:value-type="string" calcext:value-type="string">
            <text:p>Charadrius semipalmatus</text:p>
          </table:table-cell>
        </table:table-row>
        <table:table-row table:style-name="ro1">
          <table:table-cell/>
          <table:table-cell office:value-type="string" calcext:value-type="string">
            <text:p>Calidris mauri</text:p>
          </table:table-cell>
        </table:table-row>
        <table:table-row table:style-name="ro1">
          <table:table-cell/>
          <table:table-cell office:value-type="string" calcext:value-type="string">
            <text:p>Calidris himantopus</text:p>
          </table:table-cell>
        </table:table-row>
        <table:table-row table:style-name="ro1">
          <table:table-cell/>
          <table:table-cell office:value-type="string" calcext:value-type="string">
            <text:p>Limnodromus sp.</text:p>
          </table:table-cell>
        </table:table-row>
        <table:table-row table:style-name="ro1">
          <table:table-cell/>
          <table:table-cell office:value-type="string" calcext:value-type="string">
            <text:p>Sternula antillarum</text:p>
          </table:table-cell>
        </table:table-row>
        <table:table-row table:style-name="ro1">
          <table:table-cell/>
          <table:table-cell office:value-type="string" calcext:value-type="string">
            <text:p>Columba livia</text:p>
          </table:table-cell>
        </table:table-row>
        <table:table-row table:style-name="ro1">
          <table:table-cell/>
          <table:table-cell office:value-type="string" calcext:value-type="string">
            <text:p>Asio otus</text:p>
          </table:table-cell>
        </table:table-row>
        <table:table-row table:style-name="ro1">
          <table:table-cell/>
          <table:table-cell office:value-type="string" calcext:value-type="string">
            <text:p>Empidonax flaviventris</text:p>
          </table:table-cell>
        </table:table-row>
        <table:table-row table:style-name="ro1">
          <table:table-cell/>
          <table:table-cell office:value-type="string" calcext:value-type="string">
            <text:p>Catharus minimus</text:p>
          </table:table-cell>
        </table:table-row>
        <table:table-row table:style-name="ro1">
          <table:table-cell/>
          <table:table-cell office:value-type="string" calcext:value-type="string">
            <text:p>Vermivora cyanoptera</text:p>
          </table:table-cell>
        </table:table-row>
        <table:table-row table:style-name="ro1">
          <table:table-cell/>
          <table:table-cell office:value-type="string" calcext:value-type="string">
            <text:p>Setophaga tigrina</text:p>
          </table:table-cell>
        </table:table-row>
        <table:table-row table:style-name="ro1">
          <table:table-cell/>
          <table:table-cell office:value-type="string" calcext:value-type="string">
            <text:p>Setophaga virens</text:p>
          </table:table-cell>
        </table:table-row>
        <table:table-row table:style-name="ro1">
          <table:table-cell/>
          <table:table-cell office:value-type="string" calcext:value-type="string">
            <text:p>Setophaga fusca</text:p>
          </table:table-cell>
        </table:table-row>
        <table:table-row table:style-name="ro1">
          <table:table-cell/>
          <table:table-cell office:value-type="string" calcext:value-type="string">
            <text:p>Setophaga pinus</text:p>
          </table:table-cell>
        </table:table-row>
        <table:table-row table:style-name="ro1">
          <table:table-cell/>
          <table:table-cell office:value-type="string" calcext:value-type="string">
            <text:p>Oporornis agilis</text:p>
          </table:table-cell>
        </table:table-row>
        <table:table-row table:style-name="ro1">
          <table:table-cell/>
          <table:table-cell office:value-type="string" calcext:value-type="string">
            <text:p>Cardellina canadensis</text:p>
          </table:table-cell>
        </table:table-row>
        <table:table-row table:style-name="ro1">
          <table:table-cell/>
          <table:table-cell office:value-type="string" calcext:value-type="string">
            <text:p>Centronyx leconteii</text:p>
          </table:table-cell>
        </table:table-row>
        <table:table-row table:style-name="ro1">
          <table:table-cell/>
          <table:table-cell office:value-type="string" calcext:value-type="string">
            <text:p>Zonotrichia atricapilla</text:p>
          </table:table-cell>
        </table:table-row>
        <table:table-row table:style-name="ro1">
          <table:table-cell/>
          <table:table-cell office:value-type="string" calcext:value-type="string">
            <text:p>Pinicola enucleator</text:p>
          </table:table-cell>
        </table:table-row>
        <table:table-row table:style-name="ro1">
          <table:table-cell/>
          <table:table-cell office:value-type="string" calcext:value-type="string">
            <text:p>Loxia leucoptera</text:p>
          </table:table-cell>
        </table:table-row>
        <table:table-row table:style-name="ro1">
          <table:table-cell/>
          <table:table-cell office:value-type="string" calcext:value-type="string">
            <text:p>Piranga olivacea</text:p>
          </table:table-cell>
        </table:table-row>
      </table:table>
      <table:table table:name="MacKelvie_Missing" table:style-name="ta1">
        <office:forms form:automatic-focus="false" form:apply-design-mode="false"/>
        <table:table-column table:style-name="co5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ergus merganser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Calidris minutilla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Accipiter striat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Falco mexican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Pandion haliaet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Archilochus colubri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Empidonax traillii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Euphagus cyanocephal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Passerina amoena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Leiothlypis peregrina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Setophaga striata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Sialia currucoide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Buteo platypter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Buteo lagop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Aquila chrysaeto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Recurvirostra americana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Tyto alba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Sphyrapicus vari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Empidonax alnorum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Regulus satrapa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Catharus guttat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Anthus rubescen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Vireo philadelphic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Setophaga pensylvanica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Calcarius lapponic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Icterus bullockii x galbula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Haemorhous purpure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Coccothraustes vespertin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Aegolius acadic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Streptopelia decaocto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Junco hyemalis/cismontan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Junco cismontan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Leucophaeus pipixcan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Nycticorax nycticorax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Calidris melanoto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Calidris bairdii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Asio flamme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Junco aikeni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Setophaga auduboni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Salpinctes obsolet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Catharus fuscescen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Gymnorhinus cyanocephal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Gavia immer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Ardea alba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Anser caerulescen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Accipiter gentili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Falco peregrinu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Contopus cooperi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Nucifraga columbiana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Troglodytes hiemalis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Anthus spragueii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Setophaga townsendi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Setophaga palmarum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Piranga rubra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Piranga ludoviciana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Passerella iliaca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Icterus bullockii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Haemorhous cassinii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Acanthis flammea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/>
          <table:table-cell office:value-type="string" calcext:value-type="string">
            <text:p>Melanerpes lewi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Spatula cyanoptera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Aechmophorus clarkii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Aeronautes saxatali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Selasphorus rufu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Selasphorus platycercu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Phalaropus lobatu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Bubo scandiacu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Strix varia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Sphyrapicus nuchali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Picoides dorsali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Empidonax hammondii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Empidonax wrightii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Empidonax oberholseri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Empidonax occidentali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Tyrannus vociferan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Vireo cassinii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Vireo plumbeu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Tachycineta thalassina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Troglodytes pacificu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Toxostoma curvirostre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Oreoscoptes montanu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Sialia sialis x currucoide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Leucosticte tephrocoti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Spinus psaltria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Rhynchophanes mccownii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Spizella breweri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Centronyx bairdii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Pipilo chloruru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Leiothlypis virginiae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Geothlypis tolmiei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Setophaga caerulescen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Pheucticus ludovicianus x melanocephalus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Passerina amoena x cyanea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Butorides virescens</text:p>
          </table:table-cell>
          <table:table-cell office:value-type="string" calcext:value-type="string">
            <text:p>Bessy</text:p>
          </table:table-cell>
        </table:table-row>
        <table:table-row table:style-name="ro1">
          <table:table-cell/>
          <table:table-cell office:value-type="string" calcext:value-type="string">
            <text:p>Coccyzus erythropthalm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ser albifr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eo flavifr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ophaga castane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othlypis philadelph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locichla muste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ophaga cit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trostomus vocifer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uvialis dominic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pilo erythrophthalm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pilo maculatus x erythrophthalm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idris subruficoll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uphagus caroli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mbycilla garrul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ophaga americ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yrannus forficat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rgus serrat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dix perdi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us americ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adrius semipalmat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idris maur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idris himantop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mnodromus sp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rnula antillar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umba liv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io ot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idonax flaviventr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tharus minim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mivora cyanopte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ophaga tigr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ophaga vire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ophaga fusc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ophaga pin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orornis agil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dellina canadens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ntronyx lecontei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onotrichia atricapil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nicola enucleat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xia leucopte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ranga olivacea</text:p>
          </table:table-cell>
          <table:table-cell/>
        </table:table-row>
      </table:table>
      <table:table table:name="ALL" table:style-name="ta1">
        <office:forms form:automatic-focus="false" form:apply-design-mode="false"/>
        <table:table-column table:style-name="co5" table:default-cell-style-name="Default"/>
        <table:table-column table:style-name="co11" table:default-cell-style-name="Default"/>
        <table:table-column table:style-name="co5" table:number-columns-repeated="1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cientific</text:p>
          </table:table-cell>
          <table:table-cell office:value-type="string" calcext:value-type="string">
            <text:p>Bessey</text:p>
          </table:table-cell>
          <table:table-cell office:value-type="string" calcext:value-type="string">
            <text:p>MacKelvie</text:p>
          </table:table-cell>
          <table:table-cell office:value-type="string" calcext:value-type="string">
            <text:p>Pine Ridg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canthis flamme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ccipiter cooperi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ccipiter gentili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ccipiter striat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ctitis maculari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echmophorus clarki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echmophorus occidentali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egolius acadic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eronautes saxatali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gelaius phoenice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ix spons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mmodramus savannaru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nas acu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nas crecc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nas platyrhyncho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nser albifron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nser caerulesce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nthus rubesce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nthus spraguei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ntigone canadens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ntrostomus carolinensi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ntrostomus vociferu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quila chrysaeto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rchilochus colubri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rdea alb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rdea herodia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sio flamme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sio otu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thene cuniculari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ythya affin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ythya america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ythya collar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ythya maril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Aythya valisineri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artramia longicaud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ombycilla cedroru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ombycilla garrulu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otaurus lentiginos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ranta bernicla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Branta canadens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ranta hutchinsi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ubo scandiac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ubo virginia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ubulcus ibi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ucephala albeol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ucephala clangul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uteo jamaicens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uteo lagop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uteo lineatu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Buteo platypter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uteo regal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uteo swainson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utorides virescen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lamospiza melanocory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alcarius lapponic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alcarius ornatu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alidris bairdi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alidris fuscicoll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alidris himantopu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lidris mauri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lidris melanoto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alidris minutill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alidris pusill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alidris subruficolli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rdellina canadensi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rdellina pusill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ardinalis cardinal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athartes aur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atharus fuscescen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atharus guttat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atharus minimu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tharus ustulat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entronyx bairdi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entronyx henslowii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entronyx leconteii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erthia america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haetura pelagic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haradrius semipalmatu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haradrius vocifer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hlidonias nig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hondestes grammac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hordeiles min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ircus hudsoni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istothorus palustr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istothorus stella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Coccothraustes vespertin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occyzus america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occyzus erythropthalmu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laptes aurat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olinus virginia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olumba livia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ntopus cooper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ontopus sordidul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ontopus viren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orthylio calendul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orvus brachyrhyncho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orvus corax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yanocitta crist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ygnus buccinat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olichonyx oryzivor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ryobates pubescen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umetella carolinens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mpidonax alnor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mpidonax flaviventri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mpidonax hammondi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mpidonax minim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mpidonax oberholser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mpidonax occidentali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mpidonax trailli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mpidonax wrighti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remophila alpestr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uphagus carolinu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uphagus cyanocephal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alco columbari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alco mexican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alco peregrin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alco sparveri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ulica america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Gallinago delic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Gavia imm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Geothlypis philadelphia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Geothlypis tolmie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Geothlypis tricha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Grus americana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Gymnorhinus cyanocephal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Haemorhous cassini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Haemorhous mexica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Haemorhous purpure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Haliaeetus leucocephal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Himantopus mexican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Hirundo rustic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Hylocichla mustelina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cteria viren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cterus bullocki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cterus galbul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cterus spuri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Junco hyemal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anius boreal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anius ludovicia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arus delawarens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eiothlypis cel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eiothlypis peregrin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eiothlypis ruficapill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eiothlypis virginia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euconotopicus villos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eucophaeus pipixca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eucosticte tephrocoti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imnodromus scolopaceu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imnodromus sp.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Limosa fedo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ophodytes cucullatu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oxia curvirostr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oxia leucoptera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areca america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areca streper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egaceryle alcy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egascops asi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elanerpes caroli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elanerpes erythrocephal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elanerpes lewi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eleagris gallopav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elospiza georgia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elospiza lincolni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elospiza melodi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ergus mergans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ergus serrator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imus polyglotto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niotilta vari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olothrus at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yadestes townsend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yiarchus crinit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annopterum auritu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ucifraga columbian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umenius america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ycticorax nycticora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Oporornis agili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Oreoscoptes montan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Oxyura jamaicens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ndion haliaet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kesia motacilla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Parkesia noveboracens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sser domestic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sserculus sandwichens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sserella iliac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sserina amoen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sserina caerule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sserina cyane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elecanus erythrorhyncho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erdix perdix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Perisoreus canadensi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Petrochelidon pyrrhono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eucaea cassini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halaenoptilus nuttalli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halaropus lobat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halaropus tricol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hasianus colchic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heucticus ludovicia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heucticus melanocephal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ica hudsoni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icoides dorsali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inicola enucleator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Pipilo chlorur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ipilo erythrophthalmu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Pipilo maculat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iranga ludovician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iranga olivacea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Piranga rubr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legadis chih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legadis falcinell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luvialis dominica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Podiceps auritus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Podiceps nigricoll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odilymbus podicep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oecile atricapill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olioptila caerule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ooecetes gramine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orzana caroli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rogne subi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Quiscalus mexica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Quiscalus quiscul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allus limicol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ecurvirostra american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egulus satrap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hynchophanes mccowni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iparia ripari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alpinctes obsolet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ayornis phoeb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ayornis say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iurus aurocapill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lasphorus platycerc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lasphorus ruf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tophaga americana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etophaga caerulesce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tophaga castanea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etophaga citrina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etophaga coron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tophaga fusca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etophaga palmar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tophaga pensylvan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tophaga petechi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tophaga pinu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etophaga ruticill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tophaga striat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tophaga tigrina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etophaga townsend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etophaga viren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ialia currucoid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ialia sial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itta canadens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itta carolinens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itta pygmae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patula clype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patula cyanopter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patula discor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phyrapicus nuchali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phyrapicus vari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pinus pi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pinus psaltri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pinus trist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piza america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pizella brewer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pizella pallid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pizella passeri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pizella pusill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pizelloides arbore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telgidopteryx serripenn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terna forster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Sternula antillarum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treptopelia decaoct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trix vari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turnella mag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turnella neglec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turnus vulgar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achycineta bicol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achycineta thalassi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oxostoma curvirost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oxostoma rufu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ringa flavip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ringa melanoleuc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ringa semipalmat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Tringa solitari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roglodytes aed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roglodytes hiemali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roglodytes pacific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urdus migratori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ympanuchus cupid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Tympanuchus phasianell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yrannus forficatu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yrannus tyrann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yrannus vertical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yrannus vocifera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yto alb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Vermivora cyanoptera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Vireo belli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Vireo cassini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Vireo flavifron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Vireo gilv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Vireo olivace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Vireo philadelphic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Vireo plumbe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Vireo solitari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Xanthocephalus xanthocephal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Zenaida macrour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Zonotrichia albicolli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Zonotrichia atricapilla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Zonotrichia leucophry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Zonotrichia querul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308])" office:value-type="float" office:value="257" calcext:value-type="float">
            <text:p>257</text:p>
          </table:table-cell>
          <table:table-cell table:formula="of:=SUM([.D2:.D308])" office:value-type="float" office:value="174" calcext:value-type="float">
            <text:p>174</text:p>
          </table:table-cell>
          <table:table-cell table:formula="of:=SUM([.E2:.E308])" office:value-type="float" office:value="249" calcext:value-type="float">
            <text:p>249</text:p>
          </table:table-cell>
          <table:table-cell table:number-columns-repeated="18"/>
        </table:table-row>
      </table:table>
      <table:table table:name="Colonists_Bessey" table:style-name="ta1">
        <office:forms form:automatic-focus="false" form:apply-design-mode="false"/>
        <table:table-column table:style-name="co15" table:default-cell-style-name="Default"/>
        <table:table-column table:style-name="co15" table:default-cell-style-name="ce2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OC</text:p>
          </table:table-cell>
          <table:table-cell table:style-name="Default" office:value-type="string" calcext:value-type="string">
            <text:p>Scientific Name</text:p>
          </table:table-cell>
          <table:table-cell office:value-type="float" office:value="1913" calcext:value-type="float">
            <text:p>1913</text:p>
          </table:table-cell>
          <table:table-cell office:value-type="float" office:value="1993" calcext:value-type="float">
            <text:p>199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ormer no formal list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ix spons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ossible neste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eleagris gallopav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Introduced 1929; likely restocked at some poin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hasianus colchicu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Introduced 19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halaenoptilus nuttalli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irst record 196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ntrostomus vocifer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rliest record 2009; multiple birds at one point, possible breeder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reptopelia decaoct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7 May 2007 first recor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ccipiter cooperi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esting since 194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Buteo jamaicensi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t reported by Zimmer; Bray (1993) indicated it was rare before afforestation.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yto alba</text:p>
          </table:table-cell>
          <table:table-cell table:number-columns-repeated="4"/>
          <table:table-cell office:value-type="string" calcext:value-type="string">
            <text:p>Missed by Zimmer?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egolius acadic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sted 20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sio o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rst nest 199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Bubo virginianu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irst reported 194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elanerpes erythrocephalu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esting post zimmer, but zimmer saw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elanerpes carolinu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Recent colonist; how regular?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ryobates pubescen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Dryobates villosu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Falco sparveriu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ester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ayornis phoeb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t reported by Zimmer. Reported by the 1940s.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ontopus sordidul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re for Bray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ontopus vire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oradically summering bird; reports of multiple individuals.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yiarchus crinitu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t reported by Zimmer. Reported by the 1950s.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orvus brachyrhyncho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igrant per Zimmer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Bombycilla cedroru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t reported by Zimmer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etrochelidon pyrrhonot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enefitted from the bridge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roglodytes aed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itta carolinensi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ot reported by Zimmer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itta pygmae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rst record 2014 in online data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itta canadensi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Nesting by 1958 or before.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turnus vulgari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ppeared by 1940s, rare and irregular in forest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ialia siali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igrant per Zimmer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yadestes townsend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e June record; breeds??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urdus migratoriu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id not breed in 191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asser domesticu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irst reported 194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Haemorhous mexicanu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3 Oct 1981 first record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Loxia curvirostr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Likely breeding by 1993; irregular and mostly wintering before that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pinus pinu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ore common in the past?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pizella passerin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igrant per Zimmer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Pipilo erythrophthalm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ccasional breeding species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Icterus bullocki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ormerly nested per Bray (1993)</text:p>
          </table:table-cell>
        </table:table-row>
        <table:table-row table:style-name="ro1">
          <table:table-cell office:value-type="float" office:value="259.5" calcext:value-type="float">
            <text:p>259.5</text:p>
          </table:table-cell>
          <table:table-cell office:value-type="string" calcext:value-type="string">
            <text:p>Icterus bullockii x galbula</text:p>
          </table:table-cell>
          <table:table-cell table:number-columns-repeated="4"/>
          <table:table-cell office:value-type="string" calcext:value-type="string">
            <text:p>Formerly hybridized per Bray (1993)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eiurus aurocapill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ssible nester for Bray, certainly nesting now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iranga olivace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ormer breeder, 1950s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Pheucticus ludovicianu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ormerly nested per Bray (1993)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ardinalis cardinali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id not breed in 191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Passerina cyane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w summers regularly it appears; did not for Bray</text:p>
          </table:table-cell>
        </table:table-row>
        <table:table-row table:style-name="ro1">
          <table:table-cell/>
          <table:table-cell table:style-name="Default" office:value-type="string" calcext:value-type="string">
            <text:p>Total</text:p>
          </table:table-cell>
          <table:table-cell table:formula="of:=SUM([.C3:.C46])" office:value-type="float" office:value="0" calcext:value-type="float">
            <text:p>0</text:p>
          </table:table-cell>
          <table:table-cell table:formula="of:=SUM([.D3:.D46])" office:value-type="float" office:value="29" calcext:value-type="float">
            <text:p>29</text:p>
          </table:table-cell>
          <table:table-cell table:formula="of:=SUM([.E3:.E46])" office:value-type="float" office:value="38" calcext:value-type="float">
            <text:p>38</text:p>
          </table:table-cell>
          <table:table-cell table:formula="of:=SUM([.F3:.F46])" office:value-type="float" office:value="3" calcext:value-type="float">
            <text:p>3</text:p>
          </table:table-cell>
          <table:table-cell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clude Mallard, not fores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clude BARS, nested nearby just not confirmed at forest</text:p>
          </table:table-cell>
          <table:table-cell table:style-name="Default"/>
          <table:table-cell table:number-columns-repeated="3"/>
          <table:table-cell office:value-type="string" calcext:value-type="string">
            <text:p>make note of species benefitting</text:p>
          </table:table-cell>
          <table:table-cell/>
        </table:table-row>
        <table:table-row table:style-name="ro1">
          <table:table-cell office:value-type="string" calcext:value-type="string">
            <text:p>Excluded BNOW, not forest dependent (blowouts)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CCH suspected to breed, so not counted as colonis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oggerhead Shrike possible colonis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tarling irregular breede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AWW sporadic nester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xclude COGR, which may have nested for Zimmer but he thought it a migran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WOTH caught in july 1908; predates plantation?</text:p>
          </table:table-cell>
          <table:table-cell table:style-name="Default"/>
          <table:table-cell table:number-columns-repeated="5"/>
        </table:table-row>
      </table:table>
      <table:table table:name="Hybrids" table:style-name="ta1">
        <office:forms form:automatic-focus="false" form:apply-design-mode="false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cientific</text:p>
          </table:table-cell>
          <table:table-cell office:value-type="string" calcext:value-type="string">
            <text:p>Bessey</text:p>
          </table:table-cell>
          <table:table-cell office:value-type="string" calcext:value-type="string">
            <text:p>MacKelvie</text:p>
          </table:table-cell>
          <table:table-cell office:value-type="string" calcext:value-type="string">
            <text:p>Pine Ridge</text:p>
          </table:table-cell>
        </table:table-row>
        <table:table-row table:style-name="ro1">
          <table:table-cell/>
          <table:table-cell office:value-type="string" calcext:value-type="string">
            <text:p>Sialia sialis x currucoide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ipilo maculatus x erythrophthalm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cterus bullockii x galbul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sserina amoena x cyane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heucticus ludovicianus x melanocephalu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GBIF_Not_Known.A1:GBIF_Not_Known.D65">
          <table:sort>
            <table:sort-by table:field-number="1" table:data-type="automatic"/>
          </table:sort>
        </table:database-range>
        <table:database-range table:name="__Anonymous_Sheet_DB__5" table:target-range-address="ALL.A2:ALL.E308" table:contains-header="false">
          <table:sort>
            <table:sort-by table:field-number="1" table:data-type="automatic"/>
          </table:sort>
        </table:database-range>
        <table:database-range table:name="__Anonymous_Sheet_DB__6" table:target-range-address="Colonists_Bessey.A3:Colonists_Bessey.G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cob C Cooper</meta:initial-creator>
    <meta:creation-date>2023-08-01T20:13:41.411190814</meta:creation-date>
    <dc:date>2023-08-09T17:46:41.043117235</dc:date>
    <dc:creator>Jacob C Cooper</dc:creator>
    <meta:editing-duration>PT3H13M11S</meta:editing-duration>
    <meta:editing-cycles>17</meta:editing-cycles>
    <meta:generator>LibreOffice/7.3.7.2$Linux_X86_64 LibreOffice_project/30$Build-2</meta:generator>
    <meta:document-statistic meta:table-count="8" meta:cell-count="1746" meta:object-count="0"/>
  </office:meta>
</office:document-meta>
</file>